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shar Light" svg:font-family="'Akshar Light'" style:font-adornments="Light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kshar Light" officeooo:rsid="000c5bd3" officeooo:paragraph-rsid="000c5bd3"/>
    </style:style>
    <style:style style:name="P2" style:family="paragraph" style:parent-style-name="Text_20_body">
      <style:text-properties style:font-name="Akshar Light" fo:font-size="12pt" officeooo:rsid="000c5bd3" officeooo:paragraph-rsid="000c5bd3" style:font-size-asian="10.5pt" style:font-size-complex="12pt"/>
    </style:style>
    <style:style style:name="P3" style:family="paragraph" style:parent-style-name="Text_20_body">
      <style:text-properties officeooo:rsid="000c5bd3" officeooo:paragraph-rsid="000c5bd3"/>
    </style:style>
    <style:style style:name="P4" style:family="paragraph" style:parent-style-name="Title">
      <style:text-properties officeooo:rsid="000c5bd3" officeooo:paragraph-rsid="000c5bd3"/>
    </style:style>
    <style:style style:name="P5" style:family="paragraph" style:parent-style-name="Text_20_body">
      <style:text-properties style:font-name="Akshar Light" fo:font-size="12pt" officeooo:rsid="000c5bd3" officeooo:paragraph-rsid="000c5bd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PE 2022 : Sources</text:p>
      <text:p text:style-name="P3"/>
      <text:p text:style-name="P2">NEAT : <text:a xlink:type="simple" xlink:href="http://nn.cs.utexas.edu/downloads/papers/stanley.cec02.pdf" text:style-name="Internet_20_link" text:visited-style-name="Visited_20_Internet_20_Link">http://nn.cs.utexas.edu/downloads/papers/stanley.cec02.pdf</text:a></text:p>
      <text:p text:style-name="P2"><text:s text:c="13"/><text:a xlink:type="simple" xlink:href="http://nn.cs.utexas.edu/downloads/papers/stanley.ec02.pdf" text:style-name="Internet_20_link" text:visited-style-name="Visited_20_Internet_20_Link">http://nn.cs.utexas.edu/downloads/papers/stanley.ec02.pdf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shar Light" svg:font-family="'Akshar Light'" style:font-adornments="Light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kshar Light" officeooo:rsid="000c5bd3" officeooo:paragraph-rsid="000c5bd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on Maciag MPSI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7T11:31:04.220133794</dc:date>
    <meta:editing-duration>PT2M36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1" meta:paragraph-count="4" meta:word-count="11" meta:character-count="172" meta:non-whitespace-character-count="152"/>
  </office:meta>
</office:document-meta>
</file>